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0c4d51" officeooo:paragraph-rsid="000f11cf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d582b" officeooo:paragraph-rsid="000d582b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d582b" officeooo:paragraph-rsid="000f11cf"/>
    </style:style>
    <style:style style:name="T1" style:family="text">
      <style:text-properties officeooo:rsid="000d582b"/>
    </style:style>
    <style:style style:name="T2" style:family="text">
      <style:text-properties officeooo:rsid="000f11cf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Cambio dati orario bambin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Carla 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0293989" text:style-name="L1">
              <text:list-item>
                <text:p text:style-name="P5">Carla vorrebbe cambiare gli orari dove il bambino viene assistito all'asilo Mazzetti, in particolare, il Martedì dalle 9:00 alle 13:00 al posto dell'orario dalle 13:00 alle 20:00 cercando di avere comunque il servizio mensa;</text:p>
              </text:list-item>
              <text:list-item>
                <text:p text:style-name="P5">Carla accede al PC e si connette alla rete;</text:p>
              </text:list-item>
              <text:list-item>
                <text:p text:style-name="P5"><text:span text:style-name="T2">Carla a</text:span>c<text:span text:style-name="T1">c</text:span>ede al sito dell'asilo Mazzetti;</text:p>
              </text:list-item>
              <text:list-item>
                <text:p text:style-name="P5"><text:span text:style-name="T2">Carla e</text:span>ntra nell'area di notifica <text:span text:style-name="T2">specifica per il bambino</text:span>;</text:p>
              </text:list-item>
              <text:list-item>
                <text:p text:style-name="P5"><text:span text:style-name="T2">Carla accede all'area per le modifiche dell'orario</text:span>;</text:p>
                <text:list>
                  <text:list-item>
                    <text:p text:style-name="P6"><text:span text:style-name="T2">Il sistema visualizza tutte le opzioni modificabili per l'orario;</text:span></text:p>
                  </text:list-item>
                </text:list>
              </text:list-item>
              <text:list-item>
                <text:p text:style-name="P7"><text:span text:style-name="T2">Carla setta le nuove opzioni e conferma il servizio mensa</text:span>;</text:p>
              </text:list-item>
              <text:list-item>
                <text:p text:style-name="P7"><text:span text:style-name="T2">Carla chiede conferma per il cambiamento effettuato</text:span>;</text:p>
                <text:list>
                  <text:list-item>
                    <text:p text:style-name="P7"><text:span text:style-name="T2">Il sistema verifica e conferma le nuove impostazioni</text:span>;</text:p>
                  </text:list-item>
                </text:list>
              </text:list-item>
              <text:list-item>
                <text:p text:style-name="P8"><text:span text:style-name="T2">Carla salva le modifiche;</text:span></text:p>
                <text:list>
                  <text:list-item>
                    <text:p text:style-name="P8"><text:span text:style-name="T2">Il sistema visualizza le nuove impostazioni;</text:span></text:p>
                  </text:list-item>
                </text:list>
              </text:list-item>
              <text:list-item>
                <text:p text:style-name="P7">Esce dal sito;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3</meta:editing-cycles>
    <meta:generator>LibreOffice/3.6$Windows_x86 LibreOffice_project/da8c1e6-fd468f4-454e206-f42a4a9-143cfd</meta:generator>
    <dc:date>2012-10-18T10:31:44.91</dc:date>
    <meta:document-statistic meta:table-count="1" meta:image-count="0" meta:object-count="0" meta:page-count="1" meta:paragraph-count="17" meta:word-count="139" meta:character-count="863" meta:non-whitespace-character-count="752"/>
  </office:meta>
</office:document-meta>
</file>